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a8" officeooo:paragraph-rsid="00152ca8"/>
    </style:style>
    <style:style style:name="P2" style:family="paragraph" style:parent-style-name="Standard">
      <style:text-properties style:text-line-through-style="solid" style:text-line-through-type="single" officeooo:rsid="00152ca8" officeooo:paragraph-rsid="00152ca8"/>
    </style:style>
    <style:style style:name="P3" style:family="paragraph" style:parent-style-name="Standard">
      <style:text-properties style:text-line-through-style="solid" style:text-line-through-type="single" officeooo:rsid="00152ca8" officeooo:paragraph-rsid="00152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r 2 versões</text:p>
      <text:p text:style-name="P1">- Sequencial</text:p>
      <text:p text:style-name="P1">- Paralelo</text:p>
      <text:p text:style-name="P1"><text:tab/>- Estrutura Mestre – Escravo</text:p>
      <text:p text:style-name="P1"><text:tab/><text:tab/>Mestre: despacha escravos, um número por escravo</text:p>
      <text:p text:style-name="P1"><text:tab/><text:tab/>Escravo: verifica se números são primos<text:tab/></text:p>
      <text:p text:style-name="P1"/>
      <text:p text:style-name="P2">Geração de números aleatórios com uso de sementes, delimitados por 1 e um limite dado</text:p>
      <text:p text:style-name="P2">Criação de listas de um tamanho dado</text:p>
      <text:p text:style-name="P2">Verificação de um dado número ser primo</text:p>
      <text:p text:style-name="P2">Escrita em arquivos</text:p>
      <text:p text:style-name="P1">Adaptação de número de threads de acordo com ambiente de execução</text:p>
      <text:p text:style-name="P1"/>
      <text:p text:style-name="P1">decisão: operação paralela bloqueante ou não?</text:p>
      <text:p text:style-name="P1"/>
      <text:p text:style-name="P1"/>
      <text:p text:style-name="P1"/>
      <text:p text:style-name="P1">Início → Geração de números aleatórios → Verificação dos números primos→ Escrita em arquivo dos números primos → escrever no arquivo o tempo de exec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26:09.416621595</meta:creation-date>
    <dc:date>2016-11-10T21:37:38.003754708</dc:date>
    <meta:editing-duration>PT1H20M3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98" meta:character-count="605" meta:non-whitespace-character-count="513"/>
  </office:meta>
</office:document-meta>
</file>